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9.03mm"/>
    </style:style>
    <style:style style:name="co4" style:family="table-column">
      <style:table-column-properties fo:break-before="auto" style:column-width="63.22mm"/>
    </style:style>
    <style:style style:name="co5" style:family="table-column">
      <style:table-column-properties fo:break-before="auto" style:column-width="71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 table:number-columns-spanned="3" table:number-rows-spanned="1">
            <text:p>Simulação discreta – Modelo conceitual</text:p>
          </table:table-cell>
          <table:covered-table-cell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Modelo utilizado: Presente no slide da aula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vio 1 atraca e termina em 3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vio 2 atraca e termina em 3</text:p>
          </table:table-cell>
        </table:table-row>
        <table:table-row table:style-name="ro1">
          <table:table-cell office:value-type="string" calcext:value-type="string">
            <text:p>Navio</text:p>
          </table:table-cell>
          <table:table-cell office:value-type="string" calcext:value-type="string">
            <office:annotation draw:style-name="gr1" draw:text-style-name="P2" svg:width="28.99mm" svg:height="5.96mm" svg:x="51.15mm" svg:y="0mm" draw:caption-point-x="-6.1mm" draw:caption-point-y="13.64mm">
              <dc:date>2019-04-25T00:00:00</dc:date>
              <text:p text:style-name="P1">t=tempo</text:p>
            </office:annotation>
            <text:p>Atracagem(t)</text:p>
          </table:table-cell>
          <table:table-cell office:value-type="string" calcext:value-type="string">
            <office:annotation draw:style-name="gr2" draw:text-style-name="P2" svg:width="28.99mm" svg:height="9.39mm" svg:x="75.65mm" svg:y="0mm" draw:caption-point-x="-6.1mm" draw:caption-point-y="13.64mm">
              <dc:date>2019-04-25T00:00:00</dc:date>
              <text:p text:style-name="P1">t = tempo</text:p>
            </office:annotation>
            <text:p>Carga(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vio 1 termina atraca</text:p>
          </table:table-cell>
          <table:table-cell office:value-type="string" calcext:value-type="string">
            <text:p>Navio 1 começa carga e termina em 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vio 2 termina atraca</text:p>
          </table:table-cell>
          <table:table-cell office:value-type="string" calcext:value-type="string">
            <text:p>Navio 2 começa carga e termina em 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vio 1 termina carga</text:p>
          </table:table-cell>
          <table:table-cell office:value-type="string" calcext:value-type="string">
            <text:p>Navio 3 atraca e termina em 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avio 3 termina atraca</text:p>
          </table:table-cell>
          <table:table-cell office:value-type="string" calcext:value-type="string">
            <text:p>Navio 3 começa carga e termina em 1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Navio 2 termina carga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Navio 3 termina carga</text:p>
          </table:table-cell>
          <table:table-cell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4:14:56.942838794</meta:creation-date>
    <dc:date>2019-04-25T14:44:12.821251644</dc:date>
    <meta:editing-duration>PT28M51S</meta:editing-duration>
    <meta:editing-cycles>54</meta:editing-cycles>
    <meta:generator>LibreOffice/6.0.7.3$Linux_X86_64 LibreOffice_project/00m0$Build-3</meta:generator>
    <meta:document-statistic meta:table-count="1" meta:cell-count="37" meta:object-count="0"/>
  </office:meta>
</office:document-meta>
</file>